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972in"/>
    </style:style>
    <style:style style:name="co2" style:family="table-column">
      <style:table-column-properties fo:break-before="auto" style:column-width="1.9693in"/>
    </style:style>
    <style:style style:name="co3" style:family="table-column">
      <style:table-column-properties fo:break-before="auto" style:column-width="1.7236in"/>
    </style:style>
    <style:style style:name="co4" style:family="table-column">
      <style:table-column-properties fo:break-before="auto" style:column-width="1.9492in"/>
    </style:style>
    <style:style style:name="co5" style:family="table-column">
      <style:table-column-properties fo:break-before="auto" style:column-width="2.1134in"/>
    </style:style>
    <style:style style:name="co6" style:family="table-column">
      <style:table-column-properties fo:break-before="auto" style:column-width="0.8299in"/>
    </style:style>
    <style:style style:name="co7" style:family="table-column">
      <style:table-column-properties fo:break-before="auto" style:column-width="1.5984in"/>
    </style:style>
    <style:style style:name="co8" style:family="table-column">
      <style:table-column-properties fo:break-before="auto" style:column-width="0.702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normal">
      <style:table-properties table:display="true" style:writing-mode="lr-tb"/>
    </style:style>
    <style:style style:name="ta2" style:family="table" style:master-page-name="PageStyle_5f_stripped">
      <style:table-properties table:display="true" style:writing-mode="lr-tb"/>
    </style:style>
    <style:style style:name="ta3" style:family="table" style:master-page-name="PageStyle_5f_netcat_20_call_20_obf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rm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1018" table:default-cell-style-name="Default"/>
        <table:table-row table:style-name="ro1">
          <table:table-cell/>
          <table:table-cell office:value-type="string">
            <text:p>bzip1</text:p>
          </table:table-cell>
          <table:table-cell office:value-type="string">
            <text:p>bzip2</text:p>
          </table:table-cell>
          <table:table-cell office:value-type="string">
            <text:p>bzip3</text:p>
          </table:table-cell>
          <table:table-cell office:value-type="string">
            <text:p>bzip4</text:p>
          </table:table-cell>
          <table:table-cell office:value-type="string">
            <text:p>bzip5</text:p>
          </table:table-cell>
          <table:table-cell table:number-columns-repeated="1018"/>
        </table:table-row>
        <table:table-row table:style-name="ro1">
          <table:table-cell office:value-type="string">
            <text:p>bzip1</text:p>
          </table:table-cell>
          <table:table-cell table:number-columns-repeated="1023"/>
        </table:table-row>
        <table:table-row table:style-name="ro2">
          <table:table-cell office:value-type="string">
            <text:p>bzip2</text:p>
          </table:table-cell>
          <table:table-cell office:value-type="string">
            <text:p>.860 conf, .684 sim, name hash matching</text:p>
          </table:table-cell>
          <table:table-cell table:number-columns-repeated="4"/>
          <table:table-cell office:value-type="float" office:value="0.684">
            <text:p>0.684</text:p>
          </table:table-cell>
          <table:table-cell table:number-columns-repeated="1017"/>
        </table:table-row>
        <table:table-row table:style-name="ro2">
          <table:table-cell office:value-type="string">
            <text:p>bzip3</text:p>
          </table:table-cell>
          <table:table-cell office:value-type="string">
            <text:p>.874 conf, .653 sim, name hash matching</text:p>
          </table:table-cell>
          <table:table-cell office:value-type="string">
            <text:p>.862 conf, .650 sim, name hash matching</text:p>
          </table:table-cell>
          <table:table-cell table:number-columns-repeated="3"/>
          <table:table-cell office:value-type="float" office:value="0.653">
            <text:p>0.653</text:p>
          </table:table-cell>
          <table:table-cell office:value-type="float" office:value="0.65">
            <text:p>0.65</text:p>
          </table:table-cell>
          <table:table-cell table:number-columns-repeated="1016"/>
        </table:table-row>
        <table:table-row table:style-name="ro2">
          <table:table-cell office:value-type="string">
            <text:p>bzip4</text:p>
          </table:table-cell>
          <table:table-cell office:value-type="string">
            <text:p>.847 conf, .618 sim, name hash matching</text:p>
          </table:table-cell>
          <table:table-cell office:value-type="string">
            <text:p>.877 conf, .674 sim, name hash matching</text:p>
          </table:table-cell>
          <table:table-cell office:value-type="string">
            <text:p>.854 conf, .599 sim, name hash matching</text:p>
          </table:table-cell>
          <table:table-cell table:number-columns-repeated="2"/>
          <table:table-cell office:value-type="float" office:value="0.618">
            <text:p>0.618</text:p>
          </table:table-cell>
          <table:table-cell office:value-type="float" office:value="0.674">
            <text:p>0.674</text:p>
          </table:table-cell>
          <table:table-cell office:value-type="float" office:value="0.599">
            <text:p>0.599</text:p>
          </table:table-cell>
          <table:table-cell table:number-columns-repeated="1015"/>
        </table:table-row>
        <table:table-row table:style-name="ro2">
          <table:table-cell office:value-type="string">
            <text:p>bzip5</text:p>
          </table:table-cell>
          <table:table-cell office:value-type="string">
            <text:p>.871 conf, .625 sim, name hash matching</text:p>
          </table:table-cell>
          <table:table-cell office:value-type="string">
            <text:p>.882 conf, .644 sim, name hash matching</text:p>
          </table:table-cell>
          <table:table-cell office:value-type="string">
            <text:p>.874 conf, .665 sim, name hash matching</text:p>
          </table:table-cell>
          <table:table-cell office:value-type="string">
            <text:p>.877 conf, .673 sim, name hash matching</text:p>
          </table:table-cell>
          <table:table-cell/>
          <table:table-cell office:value-type="float" office:value="0.625">
            <text:p>0.625</text:p>
          </table:table-cell>
          <table:table-cell office:value-type="float" office:value="0.644">
            <text:p>0.644</text:p>
          </table:table-cell>
          <table:table-cell office:value-type="float" office:value="0.665">
            <text:p>0.665</text:p>
          </table:table-cell>
          <table:table-cell office:value-type="float" office:value="0.673">
            <text:p>0.673</text:p>
          </table:table-cell>
          <table:table-cell table:formula="of:=SUM([.G3:.J6])/10" office:value-type="float" office:value="0.6485">
            <text:p>0.648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gcc1</text:p>
          </table:table-cell>
          <table:table-cell office:value-type="string">
            <text:p>gcc2</text:p>
          </table:table-cell>
          <table:table-cell office:value-type="string">
            <text:p>gcc3</text:p>
          </table:table-cell>
          <table:table-cell office:value-type="string">
            <text:p>gcc4</text:p>
          </table:table-cell>
          <table:table-cell office:value-type="string">
            <text:p>gcc5</text:p>
          </table:table-cell>
          <table:table-cell table:number-columns-repeated="1018"/>
        </table:table-row>
        <table:table-row table:style-name="ro1">
          <table:table-cell office:value-type="string">
            <text:p>gcc1</text:p>
          </table:table-cell>
          <table:table-cell table:number-columns-repeated="1023"/>
        </table:table-row>
        <table:table-row table:style-name="ro2">
          <table:table-cell office:value-type="string">
            <text:p>gcc2</text:p>
          </table:table-cell>
          <table:table-cell office:value-type="string">
            <text:p>.888 conf, .665 sim, name hash matching</text:p>
          </table:table-cell>
          <table:table-cell table:number-columns-repeated="4"/>
          <table:table-cell office:value-type="float" office:value="0.665">
            <text:p>0.665</text:p>
          </table:table-cell>
          <table:table-cell table:number-columns-repeated="1017"/>
        </table:table-row>
        <table:table-row table:style-name="ro2">
          <table:table-cell office:value-type="string">
            <text:p>gcc3</text:p>
          </table:table-cell>
          <table:table-cell office:value-type="string">
            <text:p>.889 conf, .671 sim, name hash matching</text:p>
          </table:table-cell>
          <table:table-cell office:value-type="string">
            <text:p>.861 conf, .556 sim</text:p>
          </table:table-cell>
          <table:table-cell table:number-columns-repeated="3"/>
          <table:table-cell office:value-type="float" office:value="0.672">
            <text:p>0.672</text:p>
          </table:table-cell>
          <table:table-cell office:value-type="float" office:value="0.556">
            <text:p>0.556</text:p>
          </table:table-cell>
          <table:table-cell table:number-columns-repeated="1016"/>
        </table:table-row>
        <table:table-row table:style-name="ro2">
          <table:table-cell office:value-type="string">
            <text:p>gcc4</text:p>
          </table:table-cell>
          <table:table-cell office:value-type="string">
            <text:p>.888 conf, .669 sim, name hash matching</text:p>
          </table:table-cell>
          <table:table-cell office:value-type="string">
            <text:p>.887 conf, .669 sim</text:p>
          </table:table-cell>
          <table:table-cell office:value-type="string">
            <text:p>.888 conf, .671 sim</text:p>
          </table:table-cell>
          <table:table-cell table:number-columns-repeated="2"/>
          <table:table-cell table:number-columns-repeated="2" office:value-type="float" office:value="0.669">
            <text:p>0.669</text:p>
          </table:table-cell>
          <table:table-cell office:value-type="float" office:value="0.671">
            <text:p>0.671</text:p>
          </table:table-cell>
          <table:table-cell table:number-columns-repeated="1015"/>
        </table:table-row>
        <table:table-row table:style-name="ro2">
          <table:table-cell office:value-type="string">
            <text:p>gcc5</text:p>
          </table:table-cell>
          <table:table-cell office:value-type="string">
            <text:p>.889 conf, .667 sim</text:p>
          </table:table-cell>
          <table:table-cell office:value-type="string">
            <text:p>.886 conf, .667 sim</text:p>
          </table:table-cell>
          <table:table-cell office:value-type="string">
            <text:p>.889 conf, .672 sim</text:p>
          </table:table-cell>
          <table:table-cell office:value-type="string">
            <text:p>.891 conf, .673 sim</text:p>
          </table:table-cell>
          <table:table-cell/>
          <table:table-cell table:number-columns-repeated="2" office:value-type="float" office:value="0.667">
            <text:p>0.667</text:p>
          </table:table-cell>
          <table:table-cell office:value-type="float" office:value="0.672">
            <text:p>0.672</text:p>
          </table:table-cell>
          <table:table-cell office:value-type="float" office:value="0.673">
            <text:p>0.673</text:p>
          </table:table-cell>
          <table:table-cell table:formula="of:=SUM([.G10:.J13])/10" office:value-type="float" office:value="0.6581">
            <text:p>0.658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h264ref1</text:p>
          </table:table-cell>
          <table:table-cell office:value-type="string">
            <text:p>h264ref2</text:p>
          </table:table-cell>
          <table:table-cell table:style-name="ce1" office:value-type="string">
            <text:p>h264ref3</text:p>
          </table:table-cell>
          <table:table-cell table:style-name="ce1" office:value-type="string">
            <text:p>h264ref4</text:p>
          </table:table-cell>
          <table:table-cell table:style-name="ce1" office:value-type="string">
            <text:p>h264ref5</text:p>
          </table:table-cell>
          <table:table-cell table:number-columns-repeated="1018"/>
        </table:table-row>
        <table:table-row table:style-name="ro1">
          <table:table-cell office:value-type="string">
            <text:p>h264ref1</text:p>
          </table:table-cell>
          <table:table-cell table:number-columns-repeated="1023"/>
        </table:table-row>
        <table:table-row table:style-name="ro2">
          <table:table-cell office:value-type="string">
            <text:p>h264ref2</text:p>
          </table:table-cell>
          <table:table-cell office:value-type="string">
            <text:p>.875 conf, .724 sim, name hash matching</text:p>
          </table:table-cell>
          <table:table-cell table:number-columns-repeated="4"/>
          <table:table-cell office:value-type="float" office:value="0.724">
            <text:p>0.724</text:p>
          </table:table-cell>
          <table:table-cell table:number-columns-repeated="1017"/>
        </table:table-row>
        <table:table-row table:style-name="ro2">
          <table:table-cell office:value-type="string">
            <text:p>h264ref3</text:p>
          </table:table-cell>
          <table:table-cell office:value-type="string">
            <text:p>.876 conf, .727 sim, name hash matching</text:p>
          </table:table-cell>
          <table:table-cell office:value-type="string">
            <text:p>.874 conf, .722 sim, name hash matching</text:p>
          </table:table-cell>
          <table:table-cell table:number-columns-repeated="3"/>
          <table:table-cell office:value-type="float" office:value="0.727">
            <text:p>0.727</text:p>
          </table:table-cell>
          <table:table-cell office:value-type="float" office:value="0.722">
            <text:p>0.722</text:p>
          </table:table-cell>
          <table:table-cell table:number-columns-repeated="1016"/>
        </table:table-row>
        <table:table-row table:style-name="ro2">
          <table:table-cell office:value-type="string">
            <text:p>h264ref4</text:p>
          </table:table-cell>
          <table:table-cell office:value-type="string">
            <text:p>.873 conf, .724 sim, name hash matching</text:p>
          </table:table-cell>
          <table:table-cell office:value-type="string">
            <text:p>.875 conf, .719 sim, name hash matching</text:p>
          </table:table-cell>
          <table:table-cell office:value-type="string">
            <text:p>.872 conf, .726 sim</text:p>
          </table:table-cell>
          <table:table-cell table:number-columns-repeated="2"/>
          <table:table-cell office:value-type="float" office:value="0.724">
            <text:p>0.724</text:p>
          </table:table-cell>
          <table:table-cell office:value-type="float" office:value="0.719">
            <text:p>0.719</text:p>
          </table:table-cell>
          <table:table-cell office:value-type="float" office:value="0.726">
            <text:p>0.726</text:p>
          </table:table-cell>
          <table:table-cell table:number-columns-repeated="1015"/>
        </table:table-row>
        <table:table-row table:style-name="ro2">
          <table:table-cell office:value-type="string">
            <text:p>h264ref5</text:p>
          </table:table-cell>
          <table:table-cell office:value-type="string">
            <text:p>.873 conf, .718 sim, name hash matching</text:p>
          </table:table-cell>
          <table:table-cell office:value-type="string">
            <text:p>.872 conf, .717 sim, name hash matching</text:p>
          </table:table-cell>
          <table:table-cell office:value-type="string">
            <text:p>.871 conf, .719 sim</text:p>
          </table:table-cell>
          <table:table-cell office:value-type="string">
            <text:p>.862 conf, .764 sim</text:p>
          </table:table-cell>
          <table:table-cell/>
          <table:table-cell office:value-type="float" office:value="0.718">
            <text:p>0.718</text:p>
          </table:table-cell>
          <table:table-cell office:value-type="float" office:value="0.717">
            <text:p>0.717</text:p>
          </table:table-cell>
          <table:table-cell office:value-type="float" office:value="0.719">
            <text:p>0.719</text:p>
          </table:table-cell>
          <table:table-cell office:value-type="float" office:value="0.764">
            <text:p>0.764</text:p>
          </table:table-cell>
          <table:table-cell table:formula="of:=SUM([.G17:.J20])/10" office:value-type="float" office:value="0.726">
            <text:p>0.72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erlbench1</text:p>
          </table:table-cell>
          <table:table-cell office:value-type="string">
            <text:p>perlbench2</text:p>
          </table:table-cell>
          <table:table-cell office:value-type="string">
            <text:p>perlbench3</text:p>
          </table:table-cell>
          <table:table-cell office:value-type="string">
            <text:p>perlbench4</text:p>
          </table:table-cell>
          <table:table-cell office:value-type="string">
            <text:p>perlbench5</text:p>
          </table:table-cell>
          <table:table-cell table:number-columns-repeated="1018"/>
        </table:table-row>
        <table:table-row table:style-name="ro1">
          <table:table-cell office:value-type="string">
            <text:p>perlbench1</text:p>
          </table:table-cell>
          <table:table-cell table:number-columns-repeated="1023"/>
        </table:table-row>
        <table:table-row table:style-name="ro2">
          <table:table-cell office:value-type="string">
            <text:p>perlbench2</text:p>
          </table:table-cell>
          <table:table-cell office:value-type="string">
            <text:p>.873 conf, .696 sim</text:p>
          </table:table-cell>
          <table:table-cell table:number-columns-repeated="4"/>
          <table:table-cell office:value-type="float" office:value="0.696">
            <text:p>0.696</text:p>
          </table:table-cell>
          <table:table-cell table:number-columns-repeated="1017"/>
        </table:table-row>
        <table:table-row table:style-name="ro2">
          <table:table-cell office:value-type="string">
            <text:p>perlbench3</text:p>
          </table:table-cell>
          <table:table-cell office:value-type="string">
            <text:p>.876 conf, .698 sim</text:p>
          </table:table-cell>
          <table:table-cell office:value-type="string">
            <text:p>.873 conf, .703 sim</text:p>
          </table:table-cell>
          <table:table-cell table:number-columns-repeated="3"/>
          <table:table-cell office:value-type="float" office:value="0.698">
            <text:p>0.698</text:p>
          </table:table-cell>
          <table:table-cell office:value-type="float" office:value="0.703">
            <text:p>0.703</text:p>
          </table:table-cell>
          <table:table-cell table:number-columns-repeated="1016"/>
        </table:table-row>
        <table:table-row table:style-name="ro2">
          <table:table-cell office:value-type="string">
            <text:p>perlbench4</text:p>
          </table:table-cell>
          <table:table-cell office:value-type="string">
            <text:p>.874 conf, .690 sim</text:p>
          </table:table-cell>
          <table:table-cell office:value-type="string">
            <text:p>.874 conf, .691 sim</text:p>
          </table:table-cell>
          <table:table-cell office:value-type="string">
            <text:p>.873 conf, .690 sim</text:p>
          </table:table-cell>
          <table:table-cell table:number-columns-repeated="2"/>
          <table:table-cell office:value-type="float" office:value="0.69">
            <text:p>0.69</text:p>
          </table:table-cell>
          <table:table-cell office:value-type="float" office:value="0.691">
            <text:p>0.691</text:p>
          </table:table-cell>
          <table:table-cell office:value-type="float" office:value="0.69">
            <text:p>0.69</text:p>
          </table:table-cell>
          <table:table-cell table:number-columns-repeated="1015"/>
        </table:table-row>
        <table:table-row table:style-name="ro2">
          <table:table-cell office:value-type="string">
            <text:p>perlbench5</text:p>
          </table:table-cell>
          <table:table-cell office:value-type="string">
            <text:p>.872 conf, .691 sim</text:p>
          </table:table-cell>
          <table:table-cell office:value-type="string">
            <text:p>.871 conf, .689 sim</text:p>
          </table:table-cell>
          <table:table-cell office:value-type="string">
            <text:p>.872 conf, .687 sim</text:p>
          </table:table-cell>
          <table:table-cell office:value-type="string">
            <text:p>.873 conf, .685 sim</text:p>
          </table:table-cell>
          <table:table-cell/>
          <table:table-cell office:value-type="float" office:value="0.691">
            <text:p>0.691</text:p>
          </table:table-cell>
          <table:table-cell office:value-type="float" office:value="0.689">
            <text:p>0.689</text:p>
          </table:table-cell>
          <table:table-cell office:value-type="float" office:value="0.687">
            <text:p>0.687</text:p>
          </table:table-cell>
          <table:table-cell office:value-type="float" office:value="0.685">
            <text:p>0.685</text:p>
          </table:table-cell>
          <table:table-cell table:formula="of:=SUM([.G24:.J27])/10" office:value-type="float" office:value="0.692">
            <text:p>0.69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alan1</text:p>
          </table:table-cell>
          <table:table-cell office:value-type="string">
            <text:p>xalan2</text:p>
          </table:table-cell>
          <table:table-cell office:value-type="string">
            <text:p>xalan3</text:p>
          </table:table-cell>
          <table:table-cell office:value-type="string">
            <text:p>xalan4</text:p>
          </table:table-cell>
          <table:table-cell office:value-type="string">
            <text:p>xalan5</text:p>
          </table:table-cell>
          <table:table-cell table:number-columns-repeated="1018"/>
        </table:table-row>
        <table:table-row table:style-name="ro1">
          <table:table-cell office:value-type="string">
            <text:p>xalan1</text:p>
          </table:table-cell>
          <table:table-cell table:number-columns-repeated="1023"/>
        </table:table-row>
        <table:table-row table:style-name="ro2">
          <table:table-cell office:value-type="string">
            <text:p>xalan2</text:p>
          </table:table-cell>
          <table:table-cell office:value-type="string">
            <text:p>.893 conf, .738 sim</text:p>
          </table:table-cell>
          <table:table-cell table:number-columns-repeated="4"/>
          <table:table-cell office:value-type="float" office:value="0.738">
            <text:p>0.738</text:p>
          </table:table-cell>
          <table:table-cell table:number-columns-repeated="1017"/>
        </table:table-row>
        <table:table-row table:style-name="ro2">
          <table:table-cell office:value-type="string">
            <text:p>xalan3</text:p>
          </table:table-cell>
          <table:table-cell office:value-type="string">
            <text:p>.892 conf, .735 sim</text:p>
          </table:table-cell>
          <table:table-cell office:value-type="string">
            <text:p>.895 conf, .740 sim</text:p>
          </table:table-cell>
          <table:table-cell table:number-columns-repeated="3"/>
          <table:table-cell office:value-type="float" office:value="0.735">
            <text:p>0.735</text:p>
          </table:table-cell>
          <table:table-cell office:value-type="float" office:value="0.74">
            <text:p>0.74</text:p>
          </table:table-cell>
          <table:table-cell table:number-columns-repeated="1016"/>
        </table:table-row>
        <table:table-row table:style-name="ro2">
          <table:table-cell office:value-type="string">
            <text:p>xalan4</text:p>
          </table:table-cell>
          <table:table-cell office:value-type="string">
            <text:p>.891 conf, .733 sim</text:p>
          </table:table-cell>
          <table:table-cell office:value-type="string">
            <text:p>.892 conf, .736 sim</text:p>
          </table:table-cell>
          <table:table-cell office:value-type="string">
            <text:p>.892 conf, .735 sim</text:p>
          </table:table-cell>
          <table:table-cell table:number-columns-repeated="2"/>
          <table:table-cell office:value-type="float" office:value="0.733">
            <text:p>0.733</text:p>
          </table:table-cell>
          <table:table-cell office:value-type="float" office:value="0.736">
            <text:p>0.736</text:p>
          </table:table-cell>
          <table:table-cell office:value-type="float" office:value="0.735">
            <text:p>0.735</text:p>
          </table:table-cell>
          <table:table-cell table:number-columns-repeated="1015"/>
        </table:table-row>
        <table:table-row table:style-name="ro2">
          <table:table-cell office:value-type="string">
            <text:p>xalan5</text:p>
          </table:table-cell>
          <table:table-cell office:value-type="string">
            <text:p>.894 conf, .737 sim</text:p>
          </table:table-cell>
          <table:table-cell office:value-type="string">
            <text:p>.894 conf, .742 sim</text:p>
          </table:table-cell>
          <table:table-cell office:value-type="string">
            <text:p>.893 conf, .735 sim</text:p>
          </table:table-cell>
          <table:table-cell office:value-type="string">
            <text:p>.891 conf, .735 sim</text:p>
          </table:table-cell>
          <table:table-cell/>
          <table:table-cell office:value-type="float" office:value="0.737">
            <text:p>0.737</text:p>
          </table:table-cell>
          <table:table-cell office:value-type="float" office:value="0.742">
            <text:p>0.742</text:p>
          </table:table-cell>
          <table:table-cell table:number-columns-repeated="2" office:value-type="float" office:value="0.735">
            <text:p>0.735</text:p>
          </table:table-cell>
          <table:table-cell table:formula="of:=SUM([.G31:.J34])/10" office:value-type="float" office:value="0.7366">
            <text:p>0.7366</text:p>
          </table:table-cell>
          <table:table-cell table:number-columns-repeated="101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ipped" table:style-name="ta2">
        <office:forms form:automatic-focus="false" form:apply-design-mode="false"/>
        <table:table-column table:style-name="co1" table:default-cell-style-name="Default"/>
        <table:table-column table:style-name="co7" table:number-columns-repeated="3" table:default-cell-style-name="Default"/>
        <table:table-column table:style-name="co1" table:number-columns-repeated="2" table:default-cell-style-name="Default"/>
        <table:table-column table:style-name="co6" table:number-columns-repeated="1018" table:default-cell-style-name="Default"/>
        <table:table-row table:style-name="ro1">
          <table:table-cell/>
          <table:table-cell office:value-type="string">
            <text:p>bzip1</text:p>
          </table:table-cell>
          <table:table-cell office:value-type="string">
            <text:p>bzip2</text:p>
          </table:table-cell>
          <table:table-cell office:value-type="string">
            <text:p>bzip3</text:p>
          </table:table-cell>
          <table:table-cell office:value-type="string">
            <text:p>bzip4</text:p>
          </table:table-cell>
          <table:table-cell office:value-type="string">
            <text:p>bzip5</text:p>
          </table:table-cell>
          <table:table-cell table:number-columns-repeated="1018"/>
        </table:table-row>
        <table:table-row table:style-name="ro1">
          <table:table-cell office:value-type="string">
            <text:p>bzip1</text:p>
          </table:table-cell>
          <table:table-cell table:number-columns-repeated="1023"/>
        </table:table-row>
        <table:table-row table:style-name="ro2">
          <table:table-cell office:value-type="string">
            <text:p>bzip2</text:p>
          </table:table-cell>
          <table:table-cell office:value-type="string">
            <text:p>.848 conf, .670 sim</text:p>
          </table:table-cell>
          <table:table-cell table:number-columns-repeated="5"/>
          <table:table-cell office:value-type="float" office:value="0.67">
            <text:p>0.67</text:p>
          </table:table-cell>
          <table:table-cell table:number-columns-repeated="1016"/>
        </table:table-row>
        <table:table-row table:style-name="ro2">
          <table:table-cell office:value-type="string">
            <text:p>bzip3</text:p>
          </table:table-cell>
          <table:table-cell office:value-type="string">
            <text:p>.860 conf, .630 sim</text:p>
          </table:table-cell>
          <table:table-cell office:value-type="string">
            <text:p>.852 conf, .638 sim</text:p>
          </table:table-cell>
          <table:table-cell table:number-columns-repeated="4"/>
          <table:table-cell office:value-type="float" office:value="0.63">
            <text:p>0.63</text:p>
          </table:table-cell>
          <table:table-cell office:value-type="float" office:value="0.638">
            <text:p>0.638</text:p>
          </table:table-cell>
          <table:table-cell table:number-columns-repeated="1015"/>
        </table:table-row>
        <table:table-row table:style-name="ro2">
          <table:table-cell office:value-type="string">
            <text:p>bzip4</text:p>
          </table:table-cell>
          <table:table-cell office:value-type="string">
            <text:p>.830 conf, .598 sim</text:p>
          </table:table-cell>
          <table:table-cell office:value-type="string">
            <text:p>.864 conf, .655 sim</text:p>
          </table:table-cell>
          <table:table-cell office:value-type="string">
            <text:p>.838 conf, .575 sim</text:p>
          </table:table-cell>
          <table:table-cell table:number-columns-repeated="3"/>
          <table:table-cell office:value-type="float" office:value="0.598">
            <text:p>0.598</text:p>
          </table:table-cell>
          <table:table-cell office:value-type="float" office:value="0.655">
            <text:p>0.655</text:p>
          </table:table-cell>
          <table:table-cell office:value-type="float" office:value="0.575">
            <text:p>0.575</text:p>
          </table:table-cell>
          <table:table-cell table:number-columns-repeated="1014"/>
        </table:table-row>
        <table:table-row table:style-name="ro2">
          <table:table-cell office:value-type="string">
            <text:p>bzip5</text:p>
          </table:table-cell>
          <table:table-cell office:value-type="string">
            <text:p>.861 conf, .611 sim</text:p>
          </table:table-cell>
          <table:table-cell office:value-type="string">
            <text:p>.872 conf, .640 sim</text:p>
          </table:table-cell>
          <table:table-cell office:value-type="string">
            <text:p>.868 conf, .666 sim</text:p>
          </table:table-cell>
          <table:table-cell office:value-type="string">
            <text:p>.866 conf, .656 sim</text:p>
          </table:table-cell>
          <table:table-cell table:number-columns-repeated="2"/>
          <table:table-cell office:value-type="float" office:value="0.611">
            <text:p>0.611</text:p>
          </table:table-cell>
          <table:table-cell office:value-type="float" office:value="0.64">
            <text:p>0.64</text:p>
          </table:table-cell>
          <table:table-cell office:value-type="float" office:value="0.666">
            <text:p>0.666</text:p>
          </table:table-cell>
          <table:table-cell office:value-type="float" office:value="0.656">
            <text:p>0.656</text:p>
          </table:table-cell>
          <table:table-cell table:formula="of:=SUM([.H3:.K6])/10" office:value-type="float" office:value="0.6339">
            <text:p>0.633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gcc1</text:p>
          </table:table-cell>
          <table:table-cell office:value-type="string">
            <text:p>gcc2</text:p>
          </table:table-cell>
          <table:table-cell office:value-type="string">
            <text:p>gcc3</text:p>
          </table:table-cell>
          <table:table-cell office:value-type="string">
            <text:p>gcc4</text:p>
          </table:table-cell>
          <table:table-cell office:value-type="string">
            <text:p>gcc5</text:p>
          </table:table-cell>
          <table:table-cell table:number-columns-repeated="1018"/>
        </table:table-row>
        <table:table-row table:style-name="ro1">
          <table:table-cell office:value-type="string">
            <text:p>gcc1</text:p>
          </table:table-cell>
          <table:table-cell table:number-columns-repeated="1023"/>
        </table:table-row>
        <table:table-row table:style-name="ro2">
          <table:table-cell office:value-type="string">
            <text:p>gcc2</text:p>
          </table:table-cell>
          <table:table-cell office:value-type="string">
            <text:p>.860 conf, .584 sim</text:p>
          </table:table-cell>
          <table:table-cell table:number-columns-repeated="5"/>
          <table:table-cell office:value-type="float" office:value="0.584">
            <text:p>0.584</text:p>
          </table:table-cell>
          <table:table-cell table:number-columns-repeated="1016"/>
        </table:table-row>
        <table:table-row table:style-name="ro2">
          <table:table-cell office:value-type="string">
            <text:p>gcc3</text:p>
          </table:table-cell>
          <table:table-cell office:value-type="string">
            <text:p>.863 conf, .595 sim</text:p>
          </table:table-cell>
          <table:table-cell office:value-type="string">
            <text:p>.862 conf, .600 sim</text:p>
          </table:table-cell>
          <table:table-cell table:number-columns-repeated="4"/>
          <table:table-cell office:value-type="float" office:value="0.595">
            <text:p>0.595</text:p>
          </table:table-cell>
          <table:table-cell office:value-type="float" office:value="0.6">
            <text:p>0.6</text:p>
          </table:table-cell>
          <table:table-cell table:number-columns-repeated="1015"/>
        </table:table-row>
        <table:table-row table:style-name="ro2">
          <table:table-cell office:value-type="string">
            <text:p>gcc4</text:p>
          </table:table-cell>
          <table:table-cell office:value-type="string">
            <text:p>.867 conf, .614 sim</text:p>
          </table:table-cell>
          <table:table-cell office:value-type="string">
            <text:p>.851 conf, .599 sim</text:p>
          </table:table-cell>
          <table:table-cell office:value-type="string">
            <text:p>.857 conf, .606 sim</text:p>
          </table:table-cell>
          <table:table-cell table:number-columns-repeated="3"/>
          <table:table-cell office:value-type="float" office:value="0.614">
            <text:p>0.614</text:p>
          </table:table-cell>
          <table:table-cell office:value-type="float" office:value="0.599">
            <text:p>0.599</text:p>
          </table:table-cell>
          <table:table-cell office:value-type="float" office:value="0.606">
            <text:p>0.606</text:p>
          </table:table-cell>
          <table:table-cell table:number-columns-repeated="1014"/>
        </table:table-row>
        <table:table-row table:style-name="ro2">
          <table:table-cell office:value-type="string">
            <text:p>gcc5</text:p>
          </table:table-cell>
          <table:table-cell office:value-type="string">
            <text:p>.861 conf, .596 sim</text:p>
          </table:table-cell>
          <table:table-cell office:value-type="string">
            <text:p>.855 conf, .586 sim</text:p>
          </table:table-cell>
          <table:table-cell office:value-type="string">
            <text:p>.862 conf, .606 sim</text:p>
          </table:table-cell>
          <table:table-cell office:value-type="string">
            <text:p>.868 conf, .606 sim</text:p>
          </table:table-cell>
          <table:table-cell table:number-columns-repeated="2"/>
          <table:table-cell office:value-type="float" office:value="0.596">
            <text:p>0.596</text:p>
          </table:table-cell>
          <table:table-cell office:value-type="float" office:value="0.586">
            <text:p>0.586</text:p>
          </table:table-cell>
          <table:table-cell table:number-columns-repeated="2" office:value-type="float" office:value="0.606">
            <text:p>0.606</text:p>
          </table:table-cell>
          <table:table-cell table:formula="of:=SUM([.H10:.K13])/10" office:value-type="float" office:value="0.5992">
            <text:p>0.599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h264ref1</text:p>
          </table:table-cell>
          <table:table-cell office:value-type="string">
            <text:p>h264ref2</text:p>
          </table:table-cell>
          <table:table-cell table:style-name="ce1" office:value-type="string">
            <text:p>h264ref3</text:p>
          </table:table-cell>
          <table:table-cell table:style-name="ce1" office:value-type="string">
            <text:p>h264ref4</text:p>
          </table:table-cell>
          <table:table-cell table:style-name="ce1" office:value-type="string">
            <text:p>h264ref5</text:p>
          </table:table-cell>
          <table:table-cell table:number-columns-repeated="1018"/>
        </table:table-row>
        <table:table-row table:style-name="ro1">
          <table:table-cell office:value-type="string">
            <text:p>h264ref1</text:p>
          </table:table-cell>
          <table:table-cell table:number-columns-repeated="1023"/>
        </table:table-row>
        <table:table-row table:style-name="ro2">
          <table:table-cell office:value-type="string">
            <text:p>h264ref2</text:p>
          </table:table-cell>
          <table:table-cell office:value-type="string">
            <text:p>.868 conf, .702 sim</text:p>
          </table:table-cell>
          <table:table-cell table:number-columns-repeated="5"/>
          <table:table-cell office:value-type="float" office:value="0.702">
            <text:p>0.702</text:p>
          </table:table-cell>
          <table:table-cell table:number-columns-repeated="1016"/>
        </table:table-row>
        <table:table-row table:style-name="ro2">
          <table:table-cell office:value-type="string">
            <text:p>h264ref3</text:p>
          </table:table-cell>
          <table:table-cell office:value-type="string">
            <text:p>.867 conf, .702 sim</text:p>
          </table:table-cell>
          <table:table-cell office:value-type="string">
            <text:p>.868 conf, .700 sim</text:p>
          </table:table-cell>
          <table:table-cell table:number-columns-repeated="4"/>
          <table:table-cell office:value-type="float" office:value="0.702">
            <text:p>0.702</text:p>
          </table:table-cell>
          <table:table-cell office:value-type="float" office:value="0.7">
            <text:p>0.7</text:p>
          </table:table-cell>
          <table:table-cell table:number-columns-repeated="1015"/>
        </table:table-row>
        <table:table-row table:style-name="ro2">
          <table:table-cell office:value-type="string">
            <text:p>h264ref4</text:p>
          </table:table-cell>
          <table:table-cell office:value-type="string">
            <text:p>.865 conf, .692 sim</text:p>
          </table:table-cell>
          <table:table-cell office:value-type="string">
            <text:p>.866 conf, .685 sim</text:p>
          </table:table-cell>
          <table:table-cell office:value-type="string">
            <text:p>.844 conf, .649 sim</text:p>
          </table:table-cell>
          <table:table-cell table:number-columns-repeated="3"/>
          <table:table-cell office:value-type="float" office:value="0.692">
            <text:p>0.692</text:p>
          </table:table-cell>
          <table:table-cell office:value-type="float" office:value="0.685">
            <text:p>0.685</text:p>
          </table:table-cell>
          <table:table-cell office:value-type="float" office:value="0.649">
            <text:p>0.649</text:p>
          </table:table-cell>
          <table:table-cell table:number-columns-repeated="1014"/>
        </table:table-row>
        <table:table-row table:style-name="ro2">
          <table:table-cell office:value-type="string">
            <text:p>h264ref5</text:p>
          </table:table-cell>
          <table:table-cell office:value-type="string">
            <text:p>.865 conf, .691 sim</text:p>
          </table:table-cell>
          <table:table-cell office:value-type="string">
            <text:p>.866 conf, .691 sim</text:p>
          </table:table-cell>
          <table:table-cell office:value-type="string">
            <text:p>.857 conf, .675 sim</text:p>
          </table:table-cell>
          <table:table-cell office:value-type="string">
            <text:p>.861 conf, .692 sim</text:p>
          </table:table-cell>
          <table:table-cell table:number-columns-repeated="2"/>
          <table:table-cell table:number-columns-repeated="2" office:value-type="float" office:value="0.691">
            <text:p>0.691</text:p>
          </table:table-cell>
          <table:table-cell office:value-type="float" office:value="0.675">
            <text:p>0.675</text:p>
          </table:table-cell>
          <table:table-cell office:value-type="float" office:value="0.692">
            <text:p>0.692</text:p>
          </table:table-cell>
          <table:table-cell table:formula="of:=SUM([.H17:.K20])/10" office:value-type="float" office:value="0.6879">
            <text:p>0.687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erlbench1</text:p>
          </table:table-cell>
          <table:table-cell office:value-type="string">
            <text:p>perlbench2</text:p>
          </table:table-cell>
          <table:table-cell office:value-type="string">
            <text:p>perlbench3</text:p>
          </table:table-cell>
          <table:table-cell office:value-type="string">
            <text:p>perlbench4</text:p>
          </table:table-cell>
          <table:table-cell office:value-type="string">
            <text:p>perlbench5</text:p>
          </table:table-cell>
          <table:table-cell table:number-columns-repeated="1018"/>
        </table:table-row>
        <table:table-row table:style-name="ro1">
          <table:table-cell office:value-type="string">
            <text:p>perlbench1</text:p>
          </table:table-cell>
          <table:table-cell table:number-columns-repeated="1023"/>
        </table:table-row>
        <table:table-row table:style-name="ro2">
          <table:table-cell office:value-type="string">
            <text:p>perlbench2</text:p>
          </table:table-cell>
          <table:table-cell office:value-type="string">
            <text:p>.851 conf, .592 sim</text:p>
          </table:table-cell>
          <table:table-cell table:number-columns-repeated="5"/>
          <table:table-cell office:value-type="float" office:value="0.592">
            <text:p>0.592</text:p>
          </table:table-cell>
          <table:table-cell table:number-columns-repeated="1016"/>
        </table:table-row>
        <table:table-row table:style-name="ro2">
          <table:table-cell office:value-type="string">
            <text:p>perlbench3</text:p>
          </table:table-cell>
          <table:table-cell office:value-type="string">
            <text:p>.861 conf, .613 sim</text:p>
          </table:table-cell>
          <table:table-cell office:value-type="string">
            <text:p>.858 conf, .628 sim</text:p>
          </table:table-cell>
          <table:table-cell table:number-columns-repeated="4"/>
          <table:table-cell office:value-type="float" office:value="0.613">
            <text:p>0.613</text:p>
          </table:table-cell>
          <table:table-cell office:value-type="float" office:value="0.628">
            <text:p>0.628</text:p>
          </table:table-cell>
          <table:table-cell table:number-columns-repeated="1015"/>
        </table:table-row>
        <table:table-row table:style-name="ro2">
          <table:table-cell office:value-type="string">
            <text:p>perlbench4</text:p>
          </table:table-cell>
          <table:table-cell office:value-type="string">
            <text:p>.848 conf, .566 sim</text:p>
          </table:table-cell>
          <table:table-cell office:value-type="string">
            <text:p>.857 conf, .596 sim</text:p>
          </table:table-cell>
          <table:table-cell office:value-type="string">
            <text:p>.856 conf, .599 sim</text:p>
          </table:table-cell>
          <table:table-cell table:number-columns-repeated="3"/>
          <table:table-cell office:value-type="float" office:value="0.566">
            <text:p>0.566</text:p>
          </table:table-cell>
          <table:table-cell office:value-type="float" office:value="0.596">
            <text:p>0.596</text:p>
          </table:table-cell>
          <table:table-cell office:value-type="float" office:value="0.599">
            <text:p>0.599</text:p>
          </table:table-cell>
          <table:table-cell table:number-columns-repeated="1014"/>
        </table:table-row>
        <table:table-row table:style-name="ro2">
          <table:table-cell office:value-type="string">
            <text:p>perlbench5</text:p>
          </table:table-cell>
          <table:table-cell office:value-type="string">
            <text:p>.855 conf, .590 sim</text:p>
          </table:table-cell>
          <table:table-cell office:value-type="string">
            <text:p>.855 conf, .585 sim</text:p>
          </table:table-cell>
          <table:table-cell office:value-type="string">
            <text:p>.855 conf, .576 sim</text:p>
          </table:table-cell>
          <table:table-cell office:value-type="string">
            <text:p>.854 conf, .573 sim</text:p>
          </table:table-cell>
          <table:table-cell table:number-columns-repeated="2"/>
          <table:table-cell office:value-type="float" office:value="0.59">
            <text:p>0.59</text:p>
          </table:table-cell>
          <table:table-cell office:value-type="float" office:value="0.585">
            <text:p>0.585</text:p>
          </table:table-cell>
          <table:table-cell office:value-type="float" office:value="0.576">
            <text:p>0.576</text:p>
          </table:table-cell>
          <table:table-cell office:value-type="float" office:value="0.573">
            <text:p>0.573</text:p>
          </table:table-cell>
          <table:table-cell table:formula="of:=SUM([.H24:.K27])/10" office:value-type="float" office:value="0.5918">
            <text:p>0.591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alan1</text:p>
          </table:table-cell>
          <table:table-cell office:value-type="string">
            <text:p>xalan2</text:p>
          </table:table-cell>
          <table:table-cell office:value-type="string">
            <text:p>xalan3</text:p>
          </table:table-cell>
          <table:table-cell office:value-type="string">
            <text:p>xalan4</text:p>
          </table:table-cell>
          <table:table-cell office:value-type="string">
            <text:p>xalan5</text:p>
          </table:table-cell>
          <table:table-cell table:number-columns-repeated="1018"/>
        </table:table-row>
        <table:table-row table:style-name="ro1">
          <table:table-cell office:value-type="string">
            <text:p>xalan1</text:p>
          </table:table-cell>
          <table:table-cell table:number-columns-repeated="1023"/>
        </table:table-row>
        <table:table-row table:style-name="ro2">
          <table:table-cell office:value-type="string">
            <text:p>xalan2</text:p>
          </table:table-cell>
          <table:table-cell office:value-type="string">
            <text:p>.796 conf, .562 sim</text:p>
          </table:table-cell>
          <table:table-cell table:number-columns-repeated="5"/>
          <table:table-cell office:value-type="float" office:value="0.562">
            <text:p>0.562</text:p>
          </table:table-cell>
          <table:table-cell table:number-columns-repeated="1016"/>
        </table:table-row>
        <table:table-row table:style-name="ro2">
          <table:table-cell office:value-type="string">
            <text:p>xalan3</text:p>
          </table:table-cell>
          <table:table-cell office:value-type="string">
            <text:p>.792 conf, .554 sim</text:p>
          </table:table-cell>
          <table:table-cell office:value-type="string">
            <text:p>.799 conf, .564 sim</text:p>
          </table:table-cell>
          <table:table-cell table:number-columns-repeated="4"/>
          <table:table-cell office:value-type="float" office:value="0.554">
            <text:p>0.554</text:p>
          </table:table-cell>
          <table:table-cell office:value-type="float" office:value="0.564">
            <text:p>0.564</text:p>
          </table:table-cell>
          <table:table-cell table:number-columns-repeated="1015"/>
        </table:table-row>
        <table:table-row table:style-name="ro2">
          <table:table-cell office:value-type="string">
            <text:p>xalan4</text:p>
          </table:table-cell>
          <table:table-cell office:value-type="string">
            <text:p>.802 conf, .569 sim</text:p>
          </table:table-cell>
          <table:table-cell office:value-type="string">
            <text:p>.800 conf, .564 sim</text:p>
          </table:table-cell>
          <table:table-cell office:value-type="string">
            <text:p>.798 conf, .568 sim</text:p>
          </table:table-cell>
          <table:table-cell table:number-columns-repeated="3"/>
          <table:table-cell office:value-type="float" office:value="0.596">
            <text:p>0.596</text:p>
          </table:table-cell>
          <table:table-cell office:value-type="float" office:value="0.564">
            <text:p>0.564</text:p>
          </table:table-cell>
          <table:table-cell office:value-type="float" office:value="0.568">
            <text:p>0.568</text:p>
          </table:table-cell>
          <table:table-cell table:number-columns-repeated="1014"/>
        </table:table-row>
        <table:table-row table:style-name="ro2">
          <table:table-cell office:value-type="string">
            <text:p>xalan5</text:p>
          </table:table-cell>
          <table:table-cell office:value-type="string">
            <text:p>.804 conf, .572 sim</text:p>
          </table:table-cell>
          <table:table-cell office:value-type="string">
            <text:p>.800 conf, .565 sim</text:p>
          </table:table-cell>
          <table:table-cell office:value-type="string">
            <text:p>.793 conf, .554 sim</text:p>
          </table:table-cell>
          <table:table-cell office:value-type="string">
            <text:p>.796 conf, .561 sim</text:p>
          </table:table-cell>
          <table:table-cell table:number-columns-repeated="2"/>
          <table:table-cell office:value-type="float" office:value="0.572">
            <text:p>0.572</text:p>
          </table:table-cell>
          <table:table-cell office:value-type="float" office:value="0.565">
            <text:p>0.565</text:p>
          </table:table-cell>
          <table:table-cell office:value-type="float" office:value="0.554">
            <text:p>0.554</text:p>
          </table:table-cell>
          <table:table-cell office:value-type="float" office:value="0.561">
            <text:p>0.561</text:p>
          </table:table-cell>
          <table:table-cell table:formula="of:=SUM([.H31:.K34])/10" office:value-type="float" office:value="0.566">
            <text:p>0.56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office:value-type="string">
            <text:p>bzip2</text:p>
          </table:table-cell>
          <table:table-cell office:value-type="string">
            <text:p>gcc</text:p>
          </table:table-cell>
          <table:table-cell office:value-type="string">
            <text:p>h264ref</text:p>
          </table:table-cell>
          <table:table-cell office:value-type="string">
            <text:p>perlbench</text:p>
          </table:table-cell>
          <table:table-cell office:value-type="string">
            <text:p>xalan</text:p>
          </table:table-cell>
          <table:table-cell office:value-type="string">
            <text:p>netcat</text:p>
          </table:table-cell>
          <table:table-cell table:number-columns-repeated="1017"/>
        </table:table-row>
        <table:table-row table:style-name="ro1">
          <table:table-cell office:value-type="string">
            <text:p>normal</text:p>
          </table:table-cell>
          <table:table-cell office:value-type="float" office:value="0.6485">
            <text:p>0.6485</text:p>
          </table:table-cell>
          <table:table-cell office:value-type="float" office:value="0.6581">
            <text:p>0.6581</text:p>
          </table:table-cell>
          <table:table-cell office:value-type="float" office:value="0.726">
            <text:p>0.726</text:p>
          </table:table-cell>
          <table:table-cell office:value-type="float" office:value="0.692">
            <text:p>0.692</text:p>
          </table:table-cell>
          <table:table-cell office:value-type="float" office:value="0.7366">
            <text:p>0.7366</text:p>
          </table:table-cell>
          <table:table-cell office:value-type="float" office:value="0.71">
            <text:p>0.71</text:p>
          </table:table-cell>
          <table:table-cell table:number-columns-repeated="1017"/>
        </table:table-row>
        <table:table-row table:style-name="ro1">
          <table:table-cell office:value-type="string">
            <text:p>stripped</text:p>
          </table:table-cell>
          <table:table-cell office:value-type="float" office:value="0.6339">
            <text:p>0.6339</text:p>
          </table:table-cell>
          <table:table-cell office:value-type="float" office:value="0.5992">
            <text:p>0.5992</text:p>
          </table:table-cell>
          <table:table-cell office:value-type="float" office:value="0.6879">
            <text:p>0.6879</text:p>
          </table:table-cell>
          <table:table-cell office:value-type="float" office:value="0.5918">
            <text:p>0.5918</text:p>
          </table:table-cell>
          <table:table-cell office:value-type="float" office:value="0.566">
            <text:p>0.566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cat call obf" table:style-name="ta3">
        <office:forms form:automatic-focus="false" form:apply-design-mode="false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6" table:number-columns-repeated="1019" table:default-cell-style-name="Default"/>
        <table:table-row table:style-name="ro1">
          <table:table-cell/>
          <table:table-cell office:value-type="string">
            <text:p>netcat1</text:p>
          </table:table-cell>
          <table:table-cell office:value-type="string">
            <text:p>netcat2</text:p>
          </table:table-cell>
          <table:table-cell office:value-type="string">
            <text:p>netcat3</text:p>
          </table:table-cell>
          <table:table-cell office:value-type="string">
            <text:p>netcat4</text:p>
          </table:table-cell>
          <table:table-cell table:number-columns-repeated="1019"/>
        </table:table-row>
        <table:table-row table:style-name="ro1">
          <table:table-cell office:value-type="string">
            <text:p>netcat1</text:p>
          </table:table-cell>
          <table:table-cell table:number-columns-repeated="1023"/>
        </table:table-row>
        <table:table-row table:style-name="ro2">
          <table:table-cell office:value-type="string">
            <text:p>netcat2</text:p>
          </table:table-cell>
          <table:table-cell office:value-type="string">
            <text:p>.916 conf, .710 sim</text:p>
          </table:table-cell>
          <table:table-cell table:number-columns-repeated="1022"/>
        </table:table-row>
        <table:table-row table:style-name="ro1">
          <table:table-cell office:value-type="string">
            <text:p>netcat3</text:p>
          </table:table-cell>
          <table:table-cell office:value-type="string">
            <text:p>.916 conf, .710 sim</text:p>
          </table:table-cell>
          <table:table-cell office:value-type="string">
            <text:p>.916 conf, .710 sim</text:p>
          </table:table-cell>
          <table:table-cell table:number-columns-repeated="1021"/>
        </table:table-row>
        <table:table-row table:style-name="ro1">
          <table:table-cell office:value-type="string">
            <text:p>netcat4</text:p>
          </table:table-cell>
          <table:table-cell office:value-type="string">
            <text:p>.916 conf, .710 sim</text:p>
          </table:table-cell>
          <table:table-cell office:value-type="string">
            <text:p>.916 conf, .710 sim</text:p>
          </table:table-cell>
          <table:table-cell office:value-type="string">
            <text:p>.916 conf, .710 sim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rmal" style:display-name="PageStyle_norm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ipped" style:display-name="PageStyle_stripp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cat_20_call_20_obf" style:display-name="PageStyle_netcat call ob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diant</meta:initial-creator>
    <meta:creation-date>2013-08-09T19:40:05</meta:creation-date>
    <dc:date>2013-08-09T17:42:29</dc:date>
    <meta:generator>LibreOffice/3.5$Linux_X86_64 LibreOffice_project/350m1$Build-2</meta:generator>
    <meta:document-statistic meta:table-count="3" meta:cell-count="344" meta:object-count="0"/>
    <meta:user-defined meta:name="AppVersion">14.0300</meta:user-defined>
    <meta:user-defined meta:name="Company">Mandian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